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35cm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84cm" fo:min-width="2.789cm" fo:padding-top="0.009cm" fo:padding-bottom="0.009cm" fo:padding-left="0.009cm" fo:padding-right="0.009cm"/>
      <style:paragraph-properties style:writing-mode="lr-tb"/>
    </style:style>
    <style:style style:name="gr3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4" style:family="graphic" style:parent-style-name="objectwithoutfill">
      <style:graphic-properties draw:stroke="solid"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86cm" fo:min-width="1.428cm" fo:padding-top="0.014cm" fo:padding-bottom="0.014cm" fo:padding-left="0.014cm" fo:padding-right="0.014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96cm" fo:min-width="0.192cm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none" draw:fill-color="#ffffff" fo:min-height="0.492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1cm" fo:min-width="0.192cm" fo:padding-top="0.009cm" fo:padding-bottom="0.009cm" fo:padding-left="0.009cm" fo:padding-right="0.009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2.565cm" fo:min-width="0.341cm" fo:padding-top="0.014cm" fo:padding-bottom="0.014cm" fo:padding-left="0.014cm" fo:padding-right="0.014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2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328cm"/>
      <style:paragraph-properties style:writing-mode="lr-tb"/>
    </style:style>
    <style:style style:name="gr12" style:family="graphic" style:parent-style-name="objectwithoutfill">
      <style:graphic-properties draw:stroke="solid" svg:stroke-width="0.035cm" svg:stroke-color="#cccccc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86cm" fo:min-width="0.994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draw:stroke="none" svg:stroke-color="#cccccc" draw:fill="none" draw:fill-color="#ffffff" fo:min-height="0.477cm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0.322cm"/>
      <style:paragraph-properties style:writing-mode="lr-tb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84cm" fo:min-width="2.784cm" fo:padding-top="0.009cm" fo:padding-bottom="0.009cm" fo:padding-left="0.009cm" fo:padding-right="0.009cm"/>
      <style:paragraph-properties style:writing-mode="lr-tb"/>
    </style:style>
    <style:style style:name="gr17" style:family="graphic" style:parent-style-name="standard">
      <style:graphic-properties draw:stroke="none" draw:fill="none" draw:fill-color="#ffffff" fo:min-height="0.408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0.361cm"/>
      <style:paragraph-properties style:writing-mode="lr-tb"/>
    </style:style>
    <style:style style:name="gr20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  <style:text-properties style:font-name="Liberation Serif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000000"/>
      <style:paragraph-properties fo:text-align="center"/>
      <style:text-properties fo:color="#ffffff" style:font-name="Liberation Serif" fo:font-size="6pt" style:font-size-asian="6pt" style:font-size-complex="6pt"/>
    </style:style>
    <style:style style:name="P4" style:family="paragraph">
      <loext:graphic-properties draw:fill="none" draw:fill-color="#ffffff"/>
      <style:text-properties style:font-name="Liberation Seri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7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8" style:family="paragraph">
      <loext:graphic-properties draw:fill="none" draw:fill-color="#ffffff"/>
      <style:paragraph-properties fo:text-align="center"/>
      <style:text-properties fo:font-size="6pt"/>
    </style:style>
    <style:style style:name="P9" style:family="paragraph">
      <style:text-properties fo:color="#cccccc"/>
    </style:style>
    <style:style style:name="P10" style:family="paragraph">
      <loext:graphic-properties draw:fill="none" draw:fill-color="#ffffff"/>
      <style:text-properties fo:color="#cccccc" style:font-name="Liberation Serif" fo:font-size="6pt" style:font-size-asian="6pt" style:font-size-complex="6pt"/>
    </style:style>
    <style:style style:name="P11" style:family="paragraph">
      <loext:graphic-properties draw:fill="none" draw:fill-color="#ffffff"/>
      <style:text-properties style:font-name="Liberation Serif" fo:font-size="6pt" style:font-size-asian="6pt" style:font-size-complex="6pt"/>
    </style:style>
    <style:style style:name="P12" style:family="paragraph">
      <loext:graphic-properties draw:fill-color="#000000"/>
      <style:paragraph-properties fo:text-align="center"/>
      <style:text-properties fo:color="#ffffff" style:font-name="Liberation Serif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style:font-name="Liberation Serif" fo:font-size="6pt" fo:font-weight="bold" style:font-size-asian="6pt" style:font-weight-asian="bold" style:font-size-complex="6pt" style:font-weight-complex="bold"/>
    </style:style>
    <style:style style:name="P15" style:family="paragraph">
      <style:paragraph-properties fo:text-align="center"/>
      <style:text-properties fo:text-shadow="none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Liberation Serif" fo:font-size="6pt" fo:text-shadow="none" fo:font-weight="bold" style:font-size-asian="6pt" style:font-weight-asian="bold" style:font-size-complex="6pt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style:font-name="Liberation Serif" fo:font-size="6pt" fo:font-weight="bold" style:font-size-asian="6pt" style:font-weight-asian="bold" style:font-size-complex="6pt" style:font-weight-complex="bold"/>
    </style:style>
    <style:style style:name="P19" style:family="paragraph">
      <style:text-properties fo:font-size="8pt" fo:font-weight="bold"/>
    </style:style>
    <style:style style:name="P20" style:family="paragraph">
      <loext:graphic-properties draw:fill="none" draw:fill-color="#ffffff"/>
      <style:text-properties style:font-name="Liberation Serif" fo:font-size="8pt" fo:font-weight="bold"/>
    </style:style>
    <style:style style:name="P21" style:family="paragraph">
      <loext:graphic-properties draw:fill="none"/>
      <style:paragraph-properties fo:text-align="center"/>
      <style:text-properties style:font-name="Liberation Serif" fo:font-weight="normal"/>
    </style:style>
    <style:style style:name="T1" style:family="text">
      <style:text-properties style:font-name="Liberation Serif" fo:font-size="6pt" style:font-size-asian="6pt" style:font-size-complex="6pt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fo:font-size="6pt"/>
    </style:style>
    <style:style style:name="T4" style:family="text">
      <style:text-properties style:font-name="Liberation Seri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6.776cm" svg:y1="0.695cm" svg:x2="1.331cm" svg:y2="0.695cm">
          <text:p/>
        </draw:line>
        <draw:custom-shape draw:style-name="gr2" draw:text-style-name="P3" draw:layer="layout" svg:width="3.207cm" svg:height="0.603cm" svg:x="2.942cm" svg:y="1.146cm">
          <text:p text:style-name="P2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1.082cm" svg:height="0.477cm" svg:x="1.603cm" svg:y="0.454cm">
          <draw:text-box>
            <text:p><text:span text:style-name="T1">Interrupts</text:span></text:p>
          </draw:text-box>
        </draw:frame>
        <draw:line draw:style-name="gr4" draw:text-style-name="P1" draw:layer="layout" svg:x1="1.713cm" svg:y1="1.767cm" svg:x2="1.713cm" svg:y2="0.811cm">
          <text:p/>
        </draw:line>
        <draw:line draw:style-name="gr4" draw:text-style-name="P1" draw:layer="layout" svg:x1="1.713cm" svg:y1="0.822cm" svg:x2="1.613cm" svg:y2="0.695cm">
          <text:p/>
        </draw:line>
        <draw:custom-shape draw:style-name="gr5" draw:text-style-name="P6" draw:layer="layout" svg:width="1.456cm" svg:height="1.214cm" svg:x="1.486cm" svg:y="1.14cm">
          <text:p text:style-name="P5"><text:span text:style-name="T2">Tensor</text:span></text:p>
          <text:p text:style-name="P5"><text:span text:style-name="T2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0.419cm" svg:height="1.016cm" draw:transform="rotate (1.5707963267949) translate (0.461cm 1.94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4" draw:layer="layout" svg:width="0.508cm" svg:height="0.492cm" svg:x="0.767cm" svg:y="1.1cm">
          <draw:text-box>
            <text:p><text:span text:style-name="T1">AXI</text:span></text:p>
            <text:p><text:span text:style-name="T1">Lite</text:span></text:p>
          </draw:text-box>
        </draw:frame>
        <draw:frame draw:style-name="gr7" draw:text-style-name="P4" draw:layer="layout" svg:width="0.684cm" svg:height="0.492cm" svg:x="7.536cm" svg:y="1.138cm">
          <draw:text-box>
            <text:p><text:span text:style-name="T1">AXI</text:span></text:p>
            <text:p><text:span text:style-name="T1">Master</text:span></text:p>
          </draw:text-box>
        </draw:frame>
        <draw:custom-shape draw:style-name="gr8" draw:text-style-name="P7" draw:layer="layout" svg:width="0.418cm" svg:height="1.27cm" draw:transform="rotate (-1.5707963267949) translate (8.454cm 1.544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1" draw:layer="layout" svg:x1="1.331cm" svg:y1="0.707cm" svg:x2="1.231cm" svg:y2="0.58cm">
          <text:p/>
        </draw:line>
        <draw:custom-shape draw:style-name="gr9" draw:text-style-name="P6" draw:layer="layout" svg:width="0.369cm" svg:height="2.593cm" svg:x="8.469cm" svg:y="0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2.54cm" svg:height="0.255cm" draw:transform="rotate (1.5707963267949) translate (8.53cm 3.333cm)">
          <draw:text-box>
            <text:p text:style-name="P5"><text:span text:style-name="T3">AXI Memory </text:span><text:span text:style-name="T3">Interconnect</text:span></text:p>
          </draw:text-box>
        </draw:frame>
        <draw:custom-shape draw:style-name="gr9" draw:text-style-name="P6" draw:layer="layout" svg:width="0.369cm" svg:height="2.593cm" svg:x="0.069cm" svg:y="0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2.532cm" svg:height="0.328cm" draw:transform="rotate (1.5707963267949) translate (0.08cm 3.303cm)">
          <draw:text-box>
            <text:p text:style-name="P5"><text:span text:style-name="T3">AXI </text:span><text:span text:style-name="T3">Peripheral </text:span><text:span text:style-name="T3">Interconnect</text:span></text:p>
          </draw:text-box>
        </draw:frame>
        <draw:line draw:style-name="gr12" draw:text-style-name="P1" draw:layer="layout" svg:x1="6.412cm" svg:y1="1.753cm" svg:x2="6.412cm" svg:y2="0.797cm">
          <text:p/>
        </draw:line>
        <draw:line draw:style-name="gr4" draw:text-style-name="P1" draw:layer="layout" svg:x1="6.877cm" svg:y1="1.754cm" svg:x2="6.877cm" svg:y2="0.798cm">
          <text:p/>
        </draw:line>
        <draw:custom-shape draw:style-name="gr13" draw:text-style-name="P6" draw:layer="layout" svg:width="1.022cm" svg:height="1.214cm" svg:x="6.148cm" svg:y="1.131cm">
          <text:p text:style-name="P5"><text:span text:style-name="T2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0" draw:layer="layout" svg:width="0.378cm" svg:height="0.477cm" svg:x="6.438cm" svg:y="0.878cm">
          <draw:text-box>
            <text:p text:style-name="P9"><text:span text:style-name="T1">Rx</text:span></text:p>
          </draw:text-box>
        </draw:frame>
        <draw:frame draw:style-name="gr3" draw:text-style-name="P11" draw:layer="layout" svg:width="0.253cm" svg:height="0.477cm" svg:x="6.919cm" svg:y="0.878cm">
          <draw:text-box>
            <text:p><text:span text:style-name="T1">T</text:span><text:span text:style-name="T1">x</text:span></text:p>
          </draw:text-box>
        </draw:frame>
        <draw:line draw:style-name="gr12" draw:text-style-name="P1" draw:layer="layout" svg:x1="6.412cm" svg:y1="0.808cm" svg:x2="6.312cm" svg:y2="0.681cm">
          <text:p/>
        </draw:line>
        <draw:line draw:style-name="gr4" draw:text-style-name="P1" draw:layer="layout" svg:x1="6.876cm" svg:y1="0.809cm" svg:x2="6.776cm" svg:y2="0.682cm">
          <text:p/>
        </draw:line>
        <draw:frame draw:style-name="gr15" draw:text-style-name="P11" draw:layer="layout" svg:width="0.702cm" svg:height="0.322cm" svg:x="1.738cm" svg:y="0.879cm">
          <draw:text-box>
            <text:p><text:span text:style-name="T1">Done</text:span></text:p>
          </draw:text-box>
        </draw:frame>
        <draw:line draw:style-name="gr1" draw:text-style-name="P1" draw:layer="layout" svg:x1="6.776cm" svg:y1="4.202cm" svg:x2="1.331cm" svg:y2="4.202cm">
          <text:p/>
        </draw:line>
        <draw:custom-shape draw:style-name="gr2" draw:text-style-name="P3" draw:layer="layout" svg:width="3.207cm" svg:height="0.603cm" svg:x="2.942cm" svg:y="4.653cm">
          <text:p text:style-name="P2"><text:span text:style-name="T1">AXI-</text:span><text:span text:style-name="T1">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2" draw:layer="layout" svg:width="3.202cm" svg:height="0.603cm" svg:x="2.942cm" svg:y="5.257cm">
          <text:p text:style-name="P2"><text:span text:style-name="T1">AXI-</text:span><text:span text:style-name="T1">Strea</text:span><text:span text:style-name="T1">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1.082cm" svg:height="0.477cm" svg:x="1.603cm" svg:y="3.961cm">
          <draw:text-box>
            <text:p><text:span text:style-name="T1">Interrupts</text:span></text:p>
          </draw:text-box>
        </draw:frame>
        <draw:line draw:style-name="gr4" draw:text-style-name="P1" draw:layer="layout" svg:x1="1.713cm" svg:y1="5.274cm" svg:x2="1.713cm" svg:y2="4.318cm">
          <text:p/>
        </draw:line>
        <draw:line draw:style-name="gr4" draw:text-style-name="P1" draw:layer="layout" svg:x1="1.713cm" svg:y1="4.329cm" svg:x2="1.613cm" svg:y2="4.202cm">
          <text:p/>
        </draw:line>
        <draw:custom-shape draw:style-name="gr5" draw:text-style-name="P6" draw:layer="layout" svg:width="1.456cm" svg:height="1.214cm" svg:x="1.486cm" svg:y="4.647cm">
          <text:p text:style-name="P5"><text:span text:style-name="T2">Te</text:span><text:span text:style-name="T2">ns</text:span><text:span text:style-name="T2">or</text:span></text:p>
          <text:p text:style-name="P5"><text:span text:style-name="T2">Pr</text:span><text:span text:style-name="T2">oc</text:span><text:span text:style-name="T2">es</text:span><text:span text:style-name="T2">so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0.419cm" svg:height="1.016cm" draw:transform="rotate (1.5707963267949) translate (0.461cm 5.44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4" draw:layer="layout" svg:width="0.508cm" svg:height="0.492cm" svg:x="0.767cm" svg:y="4.607cm">
          <draw:text-box>
            <text:p><text:span text:style-name="T1">A</text:span><text:span text:style-name="T1">XI</text:span></text:p>
            <text:p><text:span text:style-name="T1">Lit</text:span><text:span text:style-name="T1">e</text:span></text:p>
          </draw:text-box>
        </draw:frame>
        <draw:frame draw:style-name="gr7" draw:text-style-name="P4" draw:layer="layout" svg:width="0.684cm" svg:height="0.492cm" svg:x="7.536cm" svg:y="4.645cm">
          <draw:text-box>
            <text:p><text:span text:style-name="T1">AX</text:span><text:span text:style-name="T1">I</text:span></text:p>
            <text:p><text:span text:style-name="T1">Mas</text:span><text:span text:style-name="T1">ter</text:span></text:p>
          </draw:text-box>
        </draw:frame>
        <draw:custom-shape draw:style-name="gr8" draw:text-style-name="P7" draw:layer="layout" svg:width="0.418cm" svg:height="1.27cm" draw:transform="rotate (-1.5707963267949) translate (8.454cm 5.05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1" draw:layer="layout" svg:x1="1.331cm" svg:y1="4.214cm" svg:x2="1.231cm" svg:y2="4.087cm">
          <text:p/>
        </draw:line>
        <draw:custom-shape draw:style-name="gr9" draw:text-style-name="P6" draw:layer="layout" svg:width="0.369cm" svg:height="2.593cm" svg:x="8.469cm" svg:y="4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2.54cm" svg:height="0.255cm" draw:transform="rotate (1.5707963267949) translate (8.53cm 6.84cm)">
          <draw:text-box>
            <text:p text:style-name="P5"><text:span text:style-name="T3">AXI Memory Interconnect</text:span></text:p>
          </draw:text-box>
        </draw:frame>
        <draw:custom-shape draw:style-name="gr9" draw:text-style-name="P6" draw:layer="layout" svg:width="0.369cm" svg:height="2.593cm" svg:x="0.069cm" svg:y="4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2.532cm" svg:height="0.328cm" draw:transform="rotate (1.5707963267949) translate (0.08cm 6.81cm)">
          <draw:text-box>
            <text:p text:style-name="P5"><text:span text:style-name="T3">AXI Peripheral Interconnect</text:span></text:p>
          </draw:text-box>
        </draw:frame>
        <draw:line draw:style-name="gr4" draw:text-style-name="P1" draw:layer="layout" svg:x1="6.412cm" svg:y1="5.26cm" svg:x2="6.412cm" svg:y2="4.304cm">
          <text:p/>
        </draw:line>
        <draw:line draw:style-name="gr4" draw:text-style-name="P1" draw:layer="layout" svg:x1="6.877cm" svg:y1="5.261cm" svg:x2="6.877cm" svg:y2="4.305cm">
          <text:p/>
        </draw:line>
        <draw:custom-shape draw:style-name="gr13" draw:text-style-name="P6" draw:layer="layout" svg:width="1.022cm" svg:height="1.214cm" svg:x="6.148cm" svg:y="4.638cm">
          <text:p text:style-name="P5"><text:span text:style-name="T2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1" draw:layer="layout" svg:width="0.378cm" svg:height="0.477cm" svg:x="6.438cm" svg:y="4.385cm">
          <draw:text-box>
            <text:p><text:span text:style-name="T1">Rx</text:span></text:p>
          </draw:text-box>
        </draw:frame>
        <draw:frame draw:style-name="gr3" draw:text-style-name="P11" draw:layer="layout" svg:width="0.253cm" svg:height="0.477cm" svg:x="6.919cm" svg:y="4.385cm">
          <draw:text-box>
            <text:p><text:span text:style-name="T1">Tx</text:span></text:p>
          </draw:text-box>
        </draw:frame>
        <draw:line draw:style-name="gr4" draw:text-style-name="P1" draw:layer="layout" svg:x1="6.412cm" svg:y1="4.315cm" svg:x2="6.312cm" svg:y2="4.188cm">
          <text:p/>
        </draw:line>
        <draw:line draw:style-name="gr4" draw:text-style-name="P1" draw:layer="layout" svg:x1="6.876cm" svg:y1="4.316cm" svg:x2="6.776cm" svg:y2="4.189cm">
          <text:p/>
        </draw:line>
        <draw:frame draw:style-name="gr15" draw:text-style-name="P11" draw:layer="layout" svg:width="0.702cm" svg:height="0.322cm" svg:x="1.738cm" svg:y="4.386cm">
          <draw:text-box>
            <text:p><text:span text:style-name="T1">D</text:span><text:span text:style-name="T1">o</text:span><text:span text:style-name="T1">n</text:span><text:span text:style-name="T1">e</text:span></text:p>
          </draw:text-box>
        </draw:frame>
        <draw:frame draw:style-name="gr17" draw:text-style-name="P14" draw:layer="layout" svg:width="2.266cm" svg:height="0.408cm" svg:x="3.83cm" svg:y="0.97cm">
          <draw:text-box>
            <text:p text:style-name="P13"><text:span text:style-name="T1">Setup transaction buffer</text:span></text:p>
          </draw:text-box>
        </draw:frame>
        <draw:frame draw:style-name="gr18" draw:text-style-name="P16" draw:layer="layout" svg:width="2.266cm" svg:height="0.627cm" svg:x="3.83cm" svg:y="4.37cm">
          <draw:text-box>
            <text:p text:style-name="P15"><text:span text:style-name="T1">Input tensor buffer</text:span></text:p>
          </draw:text-box>
        </draw:frame>
        <draw:frame draw:style-name="gr19" draw:text-style-name="P18" draw:layer="layout" svg:width="2.266cm" svg:height="0.361cm" svg:x="3.03cm" svg:y="5.87cm">
          <draw:text-box>
            <text:p text:style-name="P17"><text:span text:style-name="T1">Output tensor buffer</text:span></text:p>
          </draw:text-box>
        </draw:frame>
        <draw:frame draw:style-name="gr17" draw:text-style-name="P20" draw:layer="layout" svg:width="3.365cm" svg:height="0.408cm" svg:x="0.064cm" svg:y="0cm">
          <draw:text-box>
            <text:p text:style-name="P19"><text:span text:style-name="T4">a) Setup</text:span></text:p>
          </draw:text-box>
        </draw:frame>
        <draw:frame draw:style-name="gr17" draw:text-style-name="P20" draw:layer="layout" svg:width="3.365cm" svg:height="0.408cm" svg:x="0.065cm" svg:y="3.5cm">
          <draw:text-box>
            <text:p text:style-name="P19"><text:span text:style-name="T4">a) Execute</text:span></text:p>
          </draw:text-box>
        </draw:frame>
        <draw:line draw:style-name="gr20" draw:text-style-name="P21" draw:layer="layout" svg:x1="-1.65cm" svg:y1="3.429cm" svg:x2="16.637cm" svg:y2="3.42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6.8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27T21:45:13.131139021</dc:date>
    <meta:editing-duration>PT14H1M56S</meta:editing-duration>
    <meta:editing-cycles>46</meta:editing-cycles>
    <meta:document-statistic meta:object-count="53"/>
  </office:meta>
</office:document-meta>
</file>